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10pt" style:font-size-asian="10pt" style:font-size-complex="10pt"/>
    </style:style>
    <style:style style:name="P2" style:family="paragraph" style:parent-style-name="Heading_20_4">
      <style:paragraph-properties fo:padding="0.049cm" fo:border="0.06pt solid #e3e3e3"/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5" style:family="paragraph" style:parent-style-name="Text_20_body" style:list-style-name="L1">
      <style:paragraph-properties fo:padding="0.049cm" fo:border="0.06pt solid #e3e3e3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7" style:family="paragraph" style:parent-style-name="Text_20_body" style:list-style-name="L2">
      <style:paragraph-properties fo:padding="0.049cm" fo:border="0.06pt solid #e3e3e3"/>
    </style:style>
    <style:style style:name="P8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9" style:family="paragraph" style:parent-style-name="Text_20_body" style:list-style-name="L3">
      <style:paragraph-properties fo:padding="0.049cm" fo:border="0.06pt solid #e3e3e3"/>
    </style:style>
    <style:style style:name="P10" style:family="paragraph" style:parent-style-name="Text_20_body">
      <style:paragraph-properties fo:padding="0.049cm" fo:border="0.06pt solid #e3e3e3"/>
      <style:text-properties fo:font-size="10pt" style:font-size-asian="10pt" style:font-size-complex="10pt"/>
    </style:style>
    <style:style style:name="T1" style:family="text">
      <style:text-properties loext:padding="0.049cm" loext:border="0.06pt solid #e3e3e3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ritika a Legújabb Diétás Tervről: Csodaszer vagy Átverés?</text:h>
      <text:p text:style-name="P10">Az utóbbi években számtalan diétás terv látott napvilágot, amelyek mind azt ígérik, hogy gyorsan és egyszerűen segítenek megszabadulni a felesleges kilóktól. A legújabb trend sem kivétel. De vajon valóban hatékony-e ez a diéta, vagy csak egy újabb pénzkidobás? Nézzük meg közelebbről!</text:p>
      <text:h text:style-name="P2" text:outline-level="4">A Diétás Terv Bemutatása</text:h>
      <text:p text:style-name="P10">A legújabb diétás terv egy szigorú étrendet követ, amely főként alacsony kalóriatartalmú ételekre és bizonyos makrotápanyagok szigorú arányaira épül. A program több szakaszra oszlik, kezdve egy méregtelenítéssel, amely szinte kizárólag zöldségekből és gyümölcsökből áll, majd fokozatosan bővül a megengedett ételek köre.</text:p>
      <text:h text:style-name="P2" text:outline-level="4">Az Előnyök</text:h>
      <text:list xml:id="list3084791212" text:style-name="L1">
        <text:list-item>
          <text:p text:style-name="P4"><text:span text:style-name="Strong_20_Emphasis"><text:span text:style-name="T3">Gyors Kezdés</text:span></text:span><text:span text:style-name="T2">: A szigorú kezdeti szakasz segít gyorsan beindítani a fogyást, ami motiváló lehet.</text:span></text:p>
        </text:list-item>
        <text:list-item>
          <text:p text:style-name="P4"><text:span text:style-name="Strong_20_Emphasis"><text:span text:style-name="T3">Fókusz a Friss Ételekre</text:span></text:span><text:span text:style-name="T2">: A diéta előtérbe helyezi a friss, feldolgozatlan ételek fogyasztását, ami általában egészségesebb választás.</text:span></text:p>
        </text:list-item>
        <text:list-item>
          <text:p text:style-name="P5"><text:span text:style-name="Strong_20_Emphasis"><text:span text:style-name="T3">Strukturált Megközelítés</text:span></text:span><text:span text:style-name="T2">: Az étkezési terv pontos iránymutatásokat ad, ami hasznos lehet azoknak, akik szeretnek konkrét útmutatásokat követni.</text:span></text:p>
        </text:list-item>
      </text:list>
      <text:h text:style-name="P2" text:outline-level="4">A Hátrányok</text:h>
      <text:list xml:id="list3790291324" text:style-name="L2">
        <text:list-item>
          <text:p text:style-name="P6"><text:span text:style-name="Strong_20_Emphasis"><text:span text:style-name="T3">Szélsőséges Korlátozások</text:span></text:span><text:span text:style-name="T2">: Az első szakasz rendkívül szigorú, ami sokak számára nehezen betartható és akár hiányállapotokat is okozhat.</text:span></text:p>
        </text:list-item>
        <text:list-item>
          <text:p text:style-name="P6"><text:span text:style-name="Strong_20_Emphasis"><text:span text:style-name="T3">Fenntarthatóság</text:span></text:span><text:span text:style-name="T2">: Az ilyen típusú diéták hosszú távon nehezen fenntarthatók, ami visszaeséshez vezethet.</text:span></text:p>
        </text:list-item>
        <text:list-item>
          <text:p text:style-name="P7"><text:span text:style-name="Strong_20_Emphasis"><text:span text:style-name="T3">Tápanyaghiány</text:span></text:span><text:span text:style-name="T2">: Bizonyos élelmiszercsoportok kizárása tápanyaghiányhoz vezethet, különösen, ha a diéta hosszabb időn át követik.</text:span></text:p>
        </text:list-item>
      </text:list>
      <text:h text:style-name="P2" text:outline-level="4">Tippek az Egészségesebb Táplálkozáshoz</text:h>
      <text:list xml:id="list121026730" text:style-name="L3">
        <text:list-item>
          <text:p text:style-name="P8"><text:span text:style-name="Strong_20_Emphasis"><text:span text:style-name="T3">Fokozatos Változtatások</text:span></text:span><text:span text:style-name="T2">: Ahelyett, hogy drasztikus változtatásokat eszközölnénk, próbáljunk meg fokozatosan egészségesebb választásokat hozni. Kezdhetjük azzal, hogy több zöldséget és gyümölcsöt építünk be az étrendünkbe.</text:span></text:p>
        </text:list-item>
        <text:list-item>
          <text:p text:style-name="P8"><text:span text:style-name="Strong_20_Emphasis"><text:span text:style-name="T3">Egyensúly</text:span></text:span><text:span text:style-name="T2">: Fontos, hogy minden étkezésünk tartalmazzon megfelelő arányban fehérjéket, szénhidrátokat és zsírokat. Kerüljük az egyoldalú diétákat, amelyek egy vagy több tápanyagcsoportot kizárnak.</text:span></text:p>
        </text:list-item>
        <text:list-item>
          <text:p text:style-name="P8"><text:span text:style-name="Strong_20_Emphasis"><text:span text:style-name="T3">Hidratáció</text:span></text:span><text:span text:style-name="T2">: A megfelelő folyadékbevitel alapvető fontosságú. Próbáljunk naponta legalább 2 liter vizet fogyasztani.</text:span></text:p>
        </text:list-item>
        <text:list-item>
          <text:p text:style-name="P8"><text:span text:style-name="Strong_20_Emphasis"><text:span text:style-name="T3">Mozgás</text:span></text:span><text:span text:style-name="T2">: Az egészséges táplálkozás mellett a rendszeres testmozgás is kulcsfontosságú a hosszú távú sikerhez. Találjunk egy olyan mozgásformát, amit élvezünk, legyen az séta, futás, jóga vagy bármilyen más tevékenység.</text:span></text:p>
        </text:list-item>
        <text:list-item>
          <text:p text:style-name="P9"><text:span text:style-name="Strong_20_Emphasis"><text:span text:style-name="T3">Mértékletesség</text:span></text:span><text:span text:style-name="T2">: Ne tiltsunk ki semmilyen élelmiszert teljesen az étrendünkből. Egy-egy kedvenc étel mértékkel fogyasztva belefér az egészséges étrendbe.</text:span></text:p>
        </text:list-item>
      </text:list>
      <text:h text:style-name="P2" text:outline-level="4">Összegzés</text:h>
      <text:p text:style-name="P10">Bár a legújabb diétás terv gyors eredményeket ígér, a hosszú távú fenntarthatósága és egészségügyi hatásai kérdésesek. Érdemes inkább egy kiegyensúlyozott, fokozatos változtatásokra építő étrendet követni, amely tartós és egészséges eredményeket hoz. Ne feledjük, hogy a siker kulcsa az életmódunk egészének átalakításában rejlik, nem pedig a gyors megoldásokban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21:16:07.664764314</meta:creation-date>
    <dc:date>2024-05-23T21:18:35.950655698</dc:date>
    <meta:editing-duration>PT2M29S</meta:editing-duration>
    <meta:editing-cycles>1</meta:editing-cycles>
    <meta:document-statistic meta:table-count="0" meta:image-count="0" meta:object-count="0" meta:page-count="1" meta:paragraph-count="20" meta:word-count="358" meta:character-count="2774" meta:non-whitespace-character-count="2447"/>
    <meta:generator>LibreOffice/7.3.7.2$Linux_X86_64 LibreOffice_project/30$Build-2</meta:generator>
  </office:meta>
</office:document-meta>
</file>